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8.53cm" svg:height="11.634cm" svg:x="25.854cm" svg:y="0.956cm">
            <draw:object draw:notify-on-update-of-ranges="Лист1.F3:Лист1.F14 Лист1.D3:Лист1.D14 Лист1.F3:Лист1.F14 Лист1.E3:Лист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.01cm" svg:y="9.667cm">
            <draw:object draw:notify-on-update-of-ranges="Лист1.F3:Лист1.F14 Лист1.G2:Лист1.G2 Лист1.G3:Лист1.G14 Лист1.H3:Лист1.H14 Лист1.F3:Лист1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127cm" svg:height="11.608cm" svg:x="19.714cm" svg:y="13.732cm">
            <draw:object draw:notify-on-update-of-ranges="Лист1.D46:Лист1.D53 Лист1.E45:Лист1.E45 Лист1.E46:Лист1.E53 Лист1.D46:Лист1.D53 Лист1.F46:Лист1.F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10.381cm" svg:y="24.223cm">
            <draw:object draw:notify-on-update-of-ranges="Лист1.C60:Лист1.C71 Лист1.D59:Лист1.D59 Лист1.D60:Лист1.D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1.697cm" svg:height="13.149cm" svg:x="24.312cm" svg:y="31.397cm">
            <draw:object draw:notify-on-update-of-ranges="Лист1.J75:Лист1.J85 Лист1.F75:Лист1.F85 Лист1.J75:Лист1.J85 Лист1.I75:Лист1.I85 Лист1.J75:Лист1.J85 Лист1.H75:Лист1.H85 Лист1.J75:Лист1.J85 Лист1.G75:Лист1.G8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Linear</text:p>
          </table:table-cell>
          <table:covered-table-cell/>
          <table:table-cell office:value-type="string" calcext:value-type="string" table:number-columns-spanned="2" table:number-rows-spanned="1">
            <text:p>Bin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log(lin_bad)</text:p>
          </table:table-cell>
          <table:table-cell office:value-type="string" calcext:value-type="string">
            <text:p>log(lin_mid)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" table:formula="of:=LOG([.B3])/ LOG(2)" office:value-type="float" office:value="0" calcext:value-type="float">
            <text:p>0,00</text:p>
          </table:table-cell>
          <table:table-cell table:style-name="ce1" table:formula="of:=LOG([.C3])/ LOG(2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formula="of:=[.A3]*2"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F3]+1" office:value-type="float" office:value="10" calcext:value-type="float">
            <text:p>10</text:p>
          </table:table-cell>
          <table:table-cell table:style-name="ce1" table:formula="of:=LOG([.B4])/ LOG(2)" office:value-type="float" office:value="1" calcext:value-type="float">
            <text:p>1,00</text:p>
          </table:table-cell>
          <table:table-cell table:style-name="ce1" table:formula="of:=LOG([.C4])/ LOG(2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formula="of:=[.A4]*2"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F4]+1" office:value-type="float" office:value="11" calcext:value-type="float">
            <text:p>11</text:p>
          </table:table-cell>
          <table:table-cell table:style-name="ce1" table:formula="of:=LOG([.B5])/ LOG(2)" office:value-type="float" office:value="2.32192809488736" calcext:value-type="float">
            <text:p>2,32</text:p>
          </table:table-cell>
          <table:table-cell table:style-name="ce1" table:formula="of:=LOG([.C5])/ LOG(2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formula="of:=[.A5]*2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F5]+1" office:value-type="float" office:value="12" calcext:value-type="float">
            <text:p>12</text:p>
          </table:table-cell>
          <table:table-cell table:style-name="ce1" table:formula="of:=LOG([.B6])/ LOG(2)" office:value-type="float" office:value="3.32192809488736" calcext:value-type="float">
            <text:p>3,32</text:p>
          </table:table-cell>
          <table:table-cell table:style-name="ce1" table:formula="of:=LOG([.C6])/ LOG(2)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formula="of:=[.A6]*2" office:value-type="float" office:value="8192" calcext:value-type="float">
            <text:p>819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F6]+1" office:value-type="float" office:value="13" calcext:value-type="float">
            <text:p>13</text:p>
          </table:table-cell>
          <table:table-cell table:style-name="ce1" table:formula="of:=LOG([.B7])/ LOG(2)" office:value-type="float" office:value="4.32192809488736" calcext:value-type="float">
            <text:p>4,32</text:p>
          </table:table-cell>
          <table:table-cell table:style-name="ce1" table:formula="of:=LOG([.C7])/ LOG(2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formula="of:=[.A7]*2" office:value-type="float" office:value="16384" calcext:value-type="float">
            <text:p>1638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F7]+1" office:value-type="float" office:value="14" calcext:value-type="float">
            <text:p>14</text:p>
          </table:table-cell>
          <table:table-cell table:style-name="ce1" table:formula="of:=LOG([.B8])/ LOG(2)" office:value-type="float" office:value="5.35755200461809" calcext:value-type="float">
            <text:p>5,36</text:p>
          </table:table-cell>
          <table:table-cell table:style-name="ce1" table:formula="of:=LOG([.C8])/ LOG(2)" office:value-type="float" office:value="4.08746284125034" calcext:value-type="float">
            <text:p>4,09</text:p>
          </table:table-cell>
          <table:table-cell table:number-columns-repeated="2"/>
        </table:table-row>
        <table:table-row table:style-name="ro1">
          <table:table-cell table:formula="of:=[.A8]*2" office:value-type="float" office:value="32768" calcext:value-type="float">
            <text:p>32768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F8]+1" office:value-type="float" office:value="15" calcext:value-type="float">
            <text:p>15</text:p>
          </table:table-cell>
          <table:table-cell table:style-name="ce1" table:formula="of:=LOG([.B9])/ LOG(2)" office:value-type="float" office:value="6.37503943134693" calcext:value-type="float">
            <text:p>6,38</text:p>
          </table:table-cell>
          <table:table-cell table:style-name="ce1" table:formula="of:=LOG([.C9])/ LOG(2)" office:value-type="float" office:value="5.90689059560852" calcext:value-type="float">
            <text:p>5,91</text:p>
          </table:table-cell>
          <table:table-cell table:number-columns-repeated="2"/>
        </table:table-row>
        <table:table-row table:style-name="ro1">
          <table:table-cell table:formula="of:=[.A9]*2" office:value-type="float" office:value="65536" calcext:value-type="float">
            <text:p>65536</text:p>
          </table:table-cell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F9]+1" office:value-type="float" office:value="16" calcext:value-type="float">
            <text:p>16</text:p>
          </table:table-cell>
          <table:table-cell table:style-name="ce1" table:formula="of:=LOG([.B10])/ LOG(2)" office:value-type="float" office:value="7.39231742277876" calcext:value-type="float">
            <text:p>7,39</text:p>
          </table:table-cell>
          <table:table-cell table:style-name="ce1" table:formula="of:=LOG([.C10])/ LOG(2)" office:value-type="float" office:value="4.16992500144231" calcext:value-type="float">
            <text:p>4,17</text:p>
          </table:table-cell>
          <table:table-cell table:number-columns-repeated="2"/>
        </table:table-row>
        <table:table-row table:style-name="ro1">
          <table:table-cell table:formula="of:=[.A10]*2" office:value-type="float" office:value="131072" calcext:value-type="float">
            <text:p>131072</text:p>
          </table:table-cell>
          <table:table-cell office:value-type="float" office:value="336" calcext:value-type="float">
            <text:p>336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F10]+1" office:value-type="float" office:value="17" calcext:value-type="float">
            <text:p>17</text:p>
          </table:table-cell>
          <table:table-cell table:style-name="ce1" table:formula="of:=LOG([.B11])/ LOG(2)" office:value-type="float" office:value="8.39231742277876" calcext:value-type="float">
            <text:p>8,39</text:p>
          </table:table-cell>
          <table:table-cell table:style-name="ce1" table:formula="of:=LOG([.C11])/ LOG(2)" office:value-type="float" office:value="7.5077946401987" calcext:value-type="float">
            <text:p>7,51</text:p>
          </table:table-cell>
          <table:table-cell table:number-columns-repeated="2"/>
        </table:table-row>
        <table:table-row table:style-name="ro1">
          <table:table-cell table:formula="of:=[.A11]*2" office:value-type="float" office:value="262144" calcext:value-type="float">
            <text:p>262144</text:p>
          </table:table-cell>
          <table:table-cell office:value-type="float" office:value="674" calcext:value-type="float">
            <text:p>67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F11]+1" office:value-type="float" office:value="18" calcext:value-type="float">
            <text:p>18</text:p>
          </table:table-cell>
          <table:table-cell table:style-name="ce1" table:formula="of:=LOG([.B12])/ LOG(2)" office:value-type="float" office:value="9.39660478118186" calcext:value-type="float">
            <text:p>9,40</text:p>
          </table:table-cell>
          <table:table-cell table:style-name="ce1" table:formula="of:=LOG([.C12])/ LOG(2)" office:value-type="float" office:value="6.64385618977473" calcext:value-type="float">
            <text:p>6,64</text:p>
          </table:table-cell>
          <table:table-cell table:number-columns-repeated="2"/>
        </table:table-row>
        <table:table-row table:style-name="ro1">
          <table:table-cell table:formula="of:=[.A12]*2" office:value-type="float" office:value="524288" calcext:value-type="float">
            <text:p>524288</text:p>
          </table:table-cell>
          <table:table-cell office:value-type="float" office:value="1343" calcext:value-type="float">
            <text:p>1343</text:p>
          </table:table-cell>
          <table:table-cell office:value-type="float" office:value="1098" calcext:value-type="float">
            <text:p>109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F12]+1" office:value-type="float" office:value="19" calcext:value-type="float">
            <text:p>19</text:p>
          </table:table-cell>
          <table:table-cell table:style-name="ce1" table:formula="of:=LOG([.B13])/ LOG(2)" office:value-type="float" office:value="10.3912435894274" calcext:value-type="float">
            <text:p>10,39</text:p>
          </table:table-cell>
          <table:table-cell table:style-name="ce1" table:formula="of:=LOG([.C13])/ LOG(2)" office:value-type="float" office:value="10.1006623390052" calcext:value-type="float">
            <text:p>10,10</text:p>
          </table:table-cell>
          <table:table-cell table:number-columns-repeated="2"/>
        </table:table-row>
        <table:table-row table:style-name="ro1">
          <table:table-cell table:formula="of:=[.A13]*2" office:value-type="float" office:value="1048576" calcext:value-type="float">
            <text:p>1048576</text:p>
          </table:table-cell>
          <table:table-cell office:value-type="float" office:value="2702" calcext:value-type="float">
            <text:p>2702</text:p>
          </table:table-cell>
          <table:table-cell office:value-type="float" office:value="2097" calcext:value-type="float">
            <text:p>209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F13]+1" office:value-type="float" office:value="20" calcext:value-type="float">
            <text:p>20</text:p>
          </table:table-cell>
          <table:table-cell table:style-name="ce1" table:formula="of:=LOG([.B14])/ LOG(2)" office:value-type="float" office:value="11.3998119593257" calcext:value-type="float">
            <text:p>11,40</text:p>
          </table:table-cell>
          <table:table-cell table:style-name="ce1" table:formula="of:=LOG([.C14])/ LOG(2)" office:value-type="float" office:value="11.0341111460966" calcext:value-type="float">
            <text:p>11,03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 table:number-rows-repeated="25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log(bad)</text:p>
          </table:table-cell>
          <table:table-cell office:value-type="string" calcext:value-type="string">
            <text:p>log(mid)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table:formula="of:=LOG([.B46])/ LOG(2)" office:value-type="float" office:value="0" calcext:value-type="float">
            <text:p>0,00</text:p>
          </table:table-cell>
          <table:table-cell table:formula="of:=LOG([.C46])/ LOG(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]*2"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46]+1" office:value-type="float" office:value="10" calcext:value-type="float">
            <text:p>10</text:p>
          </table:table-cell>
          <table:table-cell table:style-name="ce1" table:formula="of:=LOG([.B47])/ LOG(2)" office:value-type="float" office:value="1" calcext:value-type="float">
            <text:p>1,00</text:p>
          </table:table-cell>
          <table:table-cell table:formula="of:=LOG([.C47])/ LOG(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7]*2"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7]+1" office:value-type="float" office:value="11" calcext:value-type="float">
            <text:p>11</text:p>
          </table:table-cell>
          <table:table-cell table:style-name="ce1" table:formula="of:=LOG([.B48])/ LOG(2)" office:value-type="float" office:value="3.58496250072116" calcext:value-type="float">
            <text:p>3,58</text:p>
          </table:table-cell>
          <table:table-cell table:formula="of:=LOG([.C48])/ LOG(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]*2" office:value-type="float" office:value="4096" calcext:value-type="float">
            <text:p>409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[.D48]+1" office:value-type="float" office:value="12" calcext:value-type="float">
            <text:p>12</text:p>
          </table:table-cell>
          <table:table-cell table:style-name="ce1" table:formula="of:=LOG([.B49])/ LOG(2)" office:value-type="float" office:value="5.08746284125034" calcext:value-type="float">
            <text:p>5,09</text:p>
          </table:table-cell>
          <table:table-cell table:formula="of:=LOG([.C49])/ LOG(2)" office:value-type="float" office:value="4.24792751344359" calcext:value-type="float">
            <text:p>4,24792751344359</text:p>
          </table:table-cell>
          <table:table-cell table:number-columns-repeated="4"/>
        </table:table-row>
        <table:table-row table:style-name="ro1">
          <table:table-cell table:formula="of:=[.A49]*2" office:value-type="float" office:value="8192" calcext:value-type="float">
            <text:p>819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[.D49]+1" office:value-type="float" office:value="13" calcext:value-type="float">
            <text:p>13</text:p>
          </table:table-cell>
          <table:table-cell table:style-name="ce1" table:formula="of:=LOG([.B50])/ LOG(2)" office:value-type="float" office:value="6.12928301694497" calcext:value-type="float">
            <text:p>6,13</text:p>
          </table:table-cell>
          <table:table-cell table:formula="of:=LOG([.C50])/ LOG(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50]*2" office:value-type="float" office:value="16384" calcext:value-type="float">
            <text:p>16384</text:p>
          </table:table-cell>
          <table:table-cell office:value-type="float" office:value="283" calcext:value-type="float">
            <text:p>283</text:p>
          </table:table-cell>
          <table:table-cell office:value-type="float" office:value="248" calcext:value-type="float">
            <text:p>248</text:p>
          </table:table-cell>
          <table:table-cell table:formula="of:=[.D50]+1" office:value-type="float" office:value="14" calcext:value-type="float">
            <text:p>14</text:p>
          </table:table-cell>
          <table:table-cell table:style-name="ce1" table:formula="of:=LOG([.B51])/ LOG(2)" office:value-type="float" office:value="8.14465824283188" calcext:value-type="float">
            <text:p>8,14</text:p>
          </table:table-cell>
          <table:table-cell table:formula="of:=LOG([.C51])/ LOG(2)" office:value-type="float" office:value="7.95419631038688" calcext:value-type="float">
            <text:p>7,95419631038688</text:p>
          </table:table-cell>
          <table:table-cell table:number-columns-repeated="4"/>
        </table:table-row>
        <table:table-row table:style-name="ro1">
          <table:table-cell table:formula="of:=[.A51]*2" office:value-type="float" office:value="32768" calcext:value-type="float">
            <text:p>32768</text:p>
          </table:table-cell>
          <table:table-cell office:value-type="float" office:value="1124" calcext:value-type="float">
            <text:p>1124</text:p>
          </table:table-cell>
          <table:table-cell office:value-type="float" office:value="790" calcext:value-type="float">
            <text:p>790</text:p>
          </table:table-cell>
          <table:table-cell table:formula="of:=[.D51]+1" office:value-type="float" office:value="15" calcext:value-type="float">
            <text:p>15</text:p>
          </table:table-cell>
          <table:table-cell table:style-name="ce1" table:formula="of:=LOG([.B52])/ LOG(2)" office:value-type="float" office:value="10.1344263202209" calcext:value-type="float">
            <text:p>10,13</text:p>
          </table:table-cell>
          <table:table-cell table:formula="of:=LOG([.C52])/ LOG(2)" office:value-type="float" office:value="9.62570884306447" calcext:value-type="float">
            <text:p>9,62570884306447</text:p>
          </table:table-cell>
          <table:table-cell table:number-columns-repeated="4"/>
        </table:table-row>
        <table:table-row table:style-name="ro1">
          <table:table-cell table:formula="of:=[.A52]*2" office:value-type="float" office:value="65536" calcext:value-type="float">
            <text:p>65536</text:p>
          </table:table-cell>
          <table:table-cell office:value-type="float" office:value="4493" calcext:value-type="float">
            <text:p>4493</text:p>
          </table:table-cell>
          <table:table-cell office:value-type="float" office:value="4123" calcext:value-type="float">
            <text:p>4123</text:p>
          </table:table-cell>
          <table:table-cell table:formula="of:=[.D52]+1" office:value-type="float" office:value="16" calcext:value-type="float">
            <text:p>16</text:p>
          </table:table-cell>
          <table:table-cell table:style-name="ce1" table:formula="of:=LOG([.B53])/ LOG(2)" office:value-type="float" office:value="12.1334633465234" calcext:value-type="float">
            <text:p>12,13</text:p>
          </table:table-cell>
          <table:table-cell table:formula="of:=LOG([.C53])/ LOG(2)" office:value-type="float" office:value="12.0094787458881" calcext:value-type="float">
            <text:p>12,0094787458881</text:p>
          </table:table-cell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log(mid)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OG([.B60])/ LOG(2)" office:value-type="float" office:value="0" calcext:value-type="float">
            <text:p>0</text:p>
          </table:table-cell>
          <table:table-cell table:style-name="ce1"/>
          <table:table-cell table:number-columns-repeated="5"/>
        </table:table-row>
        <table:table-row table:style-name="ro1">
          <table:table-cell table:formula="of:=[.A60]*2"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table:formula="of:=[.C60]+1" office:value-type="float" office:value="10" calcext:value-type="float">
            <text:p>10</text:p>
          </table:table-cell>
          <table:table-cell table:formula="of:=LOG([.B61])/ LOG(2)" office:value-type="float" office:value="1.58496250072116" calcext:value-type="float">
            <text:p>1,58496250072116</text:p>
          </table:table-cell>
          <table:table-cell table:style-name="ce1"/>
          <table:table-cell table:number-columns-repeated="5"/>
        </table:table-row>
        <table:table-row table:style-name="ro1">
          <table:table-cell table:formula="of:=[.A61]*2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formula="of:=[.C61]+1" office:value-type="float" office:value="11" calcext:value-type="float">
            <text:p>11</text:p>
          </table:table-cell>
          <table:table-cell table:formula="of:=LOG([.B62])/ LOG(2)" office:value-type="float" office:value="0" calcext:value-type="float">
            <text:p>0</text:p>
          </table:table-cell>
          <table:table-cell table:style-name="ce1"/>
          <table:table-cell table:number-columns-repeated="5"/>
        </table:table-row>
        <table:table-row table:style-name="ro1">
          <table:table-cell table:formula="of:=[.A62]*2" office:value-type="float" office:value="4096" calcext:value-type="float">
            <text:p>4096</text:p>
          </table:table-cell>
          <table:table-cell office:value-type="float" office:value="11" calcext:value-type="float">
            <text:p>11</text:p>
          </table:table-cell>
          <table:table-cell table:formula="of:=[.C62]+1" office:value-type="float" office:value="12" calcext:value-type="float">
            <text:p>12</text:p>
          </table:table-cell>
          <table:table-cell table:formula="of:=LOG([.B63])/ LOG(2)" office:value-type="float" office:value="3.4594316186373" calcext:value-type="float">
            <text:p>3,4594316186373</text:p>
          </table:table-cell>
          <table:table-cell table:style-name="ce1"/>
          <table:table-cell table:number-columns-repeated="5"/>
        </table:table-row>
        <table:table-row table:style-name="ro1">
          <table:table-cell table:formula="of:=[.A63]*2" office:value-type="float" office:value="8192" calcext:value-type="float">
            <text:p>8192</text:p>
          </table:table-cell>
          <table:table-cell office:value-type="float" office:value="26" calcext:value-type="float">
            <text:p>26</text:p>
          </table:table-cell>
          <table:table-cell table:formula="of:=[.C63]+1" office:value-type="float" office:value="13" calcext:value-type="float">
            <text:p>13</text:p>
          </table:table-cell>
          <table:table-cell table:formula="of:=LOG([.B64])/ LOG(2)" office:value-type="float" office:value="4.70043971814109" calcext:value-type="float">
            <text:p>4,70043971814109</text:p>
          </table:table-cell>
          <table:table-cell table:style-name="ce1"/>
          <table:table-cell table:number-columns-repeated="5"/>
        </table:table-row>
        <table:table-row table:style-name="ro1">
          <table:table-cell table:formula="of:=[.A64]*2"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table:formula="of:=[.C64]+1" office:value-type="float" office:value="14" calcext:value-type="float">
            <text:p>14</text:p>
          </table:table-cell>
          <table:table-cell table:formula="of:=LOG([.B65])/ LOG(2)" office:value-type="float" office:value="5.64385618977472" calcext:value-type="float">
            <text:p>5,64385618977472</text:p>
          </table:table-cell>
          <table:table-cell table:style-name="ce1"/>
          <table:table-cell table:number-columns-repeated="5"/>
        </table:table-row>
        <table:table-row table:style-name="ro1">
          <table:table-cell table:formula="of:=[.A65]*2" office:value-type="float" office:value="32768" calcext:value-type="float">
            <text:p>32768</text:p>
          </table:table-cell>
          <table:table-cell office:value-type="float" office:value="71" calcext:value-type="float">
            <text:p>71</text:p>
          </table:table-cell>
          <table:table-cell table:formula="of:=[.C65]+1" office:value-type="float" office:value="15" calcext:value-type="float">
            <text:p>15</text:p>
          </table:table-cell>
          <table:table-cell table:formula="of:=LOG([.B66])/ LOG(2)" office:value-type="float" office:value="6.14974711950468" calcext:value-type="float">
            <text:p>6,14974711950468</text:p>
          </table:table-cell>
          <table:table-cell table:style-name="ce1"/>
          <table:table-cell table:number-columns-repeated="5"/>
        </table:table-row>
        <table:table-row table:style-name="ro1">
          <table:table-cell table:formula="of:=[.A66]*2" office:value-type="float" office:value="65536" calcext:value-type="float">
            <text:p>65536</text:p>
          </table:table-cell>
          <table:table-cell office:value-type="float" office:value="218" calcext:value-type="float">
            <text:p>218</text:p>
          </table:table-cell>
          <table:table-cell table:formula="of:=[.C66]+1" office:value-type="float" office:value="16" calcext:value-type="float">
            <text:p>16</text:p>
          </table:table-cell>
          <table:table-cell table:formula="of:=LOG([.B67])/ LOG(2)" office:value-type="float" office:value="7.76818432477693" calcext:value-type="float">
            <text:p>7,76818432477693</text:p>
          </table:table-cell>
          <table:table-cell table:style-name="ce1"/>
          <table:table-cell table:number-columns-repeated="5"/>
        </table:table-row>
        <table:table-row table:style-name="ro1">
          <table:table-cell table:formula="of:=[.A67]*2" office:value-type="float" office:value="131072" calcext:value-type="float">
            <text:p>131072</text:p>
          </table:table-cell>
          <table:table-cell office:value-type="float" office:value="214" calcext:value-type="float">
            <text:p>214</text:p>
          </table:table-cell>
          <table:table-cell table:formula="of:=[.C67]+1" office:value-type="float" office:value="17" calcext:value-type="float">
            <text:p>17</text:p>
          </table:table-cell>
          <table:table-cell table:formula="of:=LOG([.B68])/ LOG(2)" office:value-type="float" office:value="7.74146698640115" calcext:value-type="float">
            <text:p>7,74146698640115</text:p>
          </table:table-cell>
          <table:table-cell table:number-columns-repeated="6"/>
        </table:table-row>
        <table:table-row table:style-name="ro1">
          <table:table-cell table:formula="of:=[.A68]*2" office:value-type="float" office:value="262144" calcext:value-type="float">
            <text:p>262144</text:p>
          </table:table-cell>
          <table:table-cell office:value-type="float" office:value="52" calcext:value-type="float">
            <text:p>52</text:p>
          </table:table-cell>
          <table:table-cell table:formula="of:=[.C68]+1" office:value-type="float" office:value="18" calcext:value-type="float">
            <text:p>18</text:p>
          </table:table-cell>
          <table:table-cell table:formula="of:=LOG([.B69])/ LOG(2)" office:value-type="float" office:value="5.70043971814109" calcext:value-type="float">
            <text:p>5,70043971814109</text:p>
          </table:table-cell>
          <table:table-cell table:number-columns-repeated="6"/>
        </table:table-row>
        <table:table-row table:style-name="ro1">
          <table:table-cell table:formula="of:=[.A69]*2" office:value-type="float" office:value="524288" calcext:value-type="float">
            <text:p>524288</text:p>
          </table:table-cell>
          <table:table-cell office:value-type="float" office:value="1302" calcext:value-type="float">
            <text:p>1302</text:p>
          </table:table-cell>
          <table:table-cell table:formula="of:=[.C69]+1" office:value-type="float" office:value="19" calcext:value-type="float">
            <text:p>19</text:p>
          </table:table-cell>
          <table:table-cell table:formula="of:=LOG([.B70])/ LOG(2)" office:value-type="float" office:value="10.3465137331656" calcext:value-type="float">
            <text:p>10,3465137331656</text:p>
          </table:table-cell>
          <table:table-cell table:number-columns-repeated="6"/>
        </table:table-row>
        <table:table-row table:style-name="ro1">
          <table:table-cell table:formula="of:=[.A70]*2" office:value-type="float" office:value="1048576" calcext:value-type="float">
            <text:p>1048576</text:p>
          </table:table-cell>
          <table:table-cell office:value-type="float" office:value="3640" calcext:value-type="float">
            <text:p>3640</text:p>
          </table:table-cell>
          <table:table-cell table:formula="of:=[.C70]+1" office:value-type="float" office:value="20" calcext:value-type="float">
            <text:p>20</text:p>
          </table:table-cell>
          <table:table-cell table:formula="of:=LOG([.B71])/ LOG(2)" office:value-type="float" office:value="11.8297227350861" calcext:value-type="float">
            <text:p>11,829722735086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g(Linear)</text:p>
          </table:table-cell>
          <table:table-cell office:value-type="string" calcext:value-type="string">
            <text:p>log(A)</text:p>
          </table:table-cell>
          <table:table-cell office:value-type="string" calcext:value-type="string">
            <text:p>log(B)</text:p>
          </table:table-cell>
          <table:table-cell office:value-type="string" calcext:value-type="string">
            <text:p>log(C)</text:p>
          </table:table-cell>
          <table:table-cell office:value-type="string" calcext:value-type="string">
            <text:p>log(N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LOG([.B76])/ LOG(2)" office:value-type="float" office:value="0" calcext:value-type="float">
            <text:p>0</text:p>
          </table:table-cell>
          <table:table-cell table:formula="of:=LOG([.C76])/ LOG(2)" office:value-type="float" office:value="0" calcext:value-type="float">
            <text:p>0</text:p>
          </table:table-cell>
          <table:table-cell table:formula="of:=LOG([.D76])/ LOG(2)" office:value-type="float" office:value="0" calcext:value-type="float">
            <text:p>0</text:p>
          </table:table-cell>
          <table:table-cell table:formula="of:=LOG([.E76])/ LOG(2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76]*2"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LOG([.B77])/ LOG(2)" office:value-type="float" office:value="1" calcext:value-type="float">
            <text:p>1</text:p>
          </table:table-cell>
          <table:table-cell table:formula="of:=LOG([.C77])/ LOG(2)" office:value-type="float" office:value="0" calcext:value-type="float">
            <text:p>0</text:p>
          </table:table-cell>
          <table:table-cell table:formula="of:=LOG([.D77])/ LOG(2)" office:value-type="float" office:value="0" calcext:value-type="float">
            <text:p>0</text:p>
          </table:table-cell>
          <table:table-cell table:formula="of:=LOG([.E77])/ LOG(2)" office:value-type="float" office:value="0" calcext:value-type="float">
            <text:p>0</text:p>
          </table:table-cell>
          <table:table-cell table:formula="of:=[.J76]+1" office:value-type="float" office:value="10" calcext:value-type="float">
            <text:p>10</text:p>
          </table:table-cell>
        </table:table-row>
        <table:table-row table:style-name="ro1">
          <table:table-cell table:formula="of:=[.A77]*2"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LOG([.B78])/ LOG(2)" office:value-type="float" office:value="2.32192809488736" calcext:value-type="float">
            <text:p>2,32192809488736</text:p>
          </table:table-cell>
          <table:table-cell table:formula="of:=LOG([.C78])/ LOG(2)" office:value-type="float" office:value="0" calcext:value-type="float">
            <text:p>0</text:p>
          </table:table-cell>
          <table:table-cell table:formula="of:=LOG([.D78])/ LOG(2)" office:value-type="float" office:value="0" calcext:value-type="float">
            <text:p>0</text:p>
          </table:table-cell>
          <table:table-cell table:formula="of:=LOG([.E78])/ LOG(2)" office:value-type="float" office:value="0" calcext:value-type="float">
            <text:p>0</text:p>
          </table:table-cell>
          <table:table-cell table:formula="of:=[.J77]+1" office:value-type="float" office:value="11" calcext:value-type="float">
            <text:p>11</text:p>
          </table:table-cell>
        </table:table-row>
        <table:table-row table:style-name="ro1">
          <table:table-cell table:formula="of:=[.A78]*2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LOG([.B79])/ LOG(2)" office:value-type="float" office:value="3.32192809488736" calcext:value-type="float">
            <text:p>3,32192809488736</text:p>
          </table:table-cell>
          <table:table-cell table:formula="of:=LOG([.C79])/ LOG(2)" office:value-type="float" office:value="1" calcext:value-type="float">
            <text:p>1</text:p>
          </table:table-cell>
          <table:table-cell table:formula="of:=LOG([.D79])/ LOG(2)" office:value-type="float" office:value="2" calcext:value-type="float">
            <text:p>2</text:p>
          </table:table-cell>
          <table:table-cell table:formula="of:=LOG([.E79])/ LOG(2)" office:value-type="float" office:value="2.32192809488736" calcext:value-type="float">
            <text:p>2,32192809488736</text:p>
          </table:table-cell>
          <table:table-cell table:formula="of:=[.J78]+1" office:value-type="float" office:value="12" calcext:value-type="float">
            <text:p>12</text:p>
          </table:table-cell>
        </table:table-row>
        <table:table-row table:style-name="ro1">
          <table:table-cell table:formula="of:=[.A79]*2" office:value-type="float" office:value="8192" calcext:value-type="float">
            <text:p>819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LOG([.B80])/ LOG(2)" office:value-type="float" office:value="4.32192809488736" calcext:value-type="float">
            <text:p>4,32192809488736</text:p>
          </table:table-cell>
          <table:table-cell table:formula="of:=LOG([.C80])/ LOG(2)" office:value-type="float" office:value="1.58496250072116" calcext:value-type="float">
            <text:p>1,58496250072116</text:p>
          </table:table-cell>
          <table:table-cell table:formula="of:=LOG([.D80])/ LOG(2)" office:value-type="float" office:value="3.70043971814109" calcext:value-type="float">
            <text:p>3,70043971814109</text:p>
          </table:table-cell>
          <table:table-cell table:formula="of:=LOG([.E80])/ LOG(2)" office:value-type="float" office:value="3.90689059560852" calcext:value-type="float">
            <text:p>3,90689059560852</text:p>
          </table:table-cell>
          <table:table-cell table:formula="of:=[.J79]+1" office:value-type="float" office:value="13" calcext:value-type="float">
            <text:p>13</text:p>
          </table:table-cell>
        </table:table-row>
        <table:table-row table:style-name="ro1">
          <table:table-cell table:formula="of:=[.A80]*2" office:value-type="float" office:value="16384" calcext:value-type="float">
            <text:p>1638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LOG([.B81])/ LOG(2)" office:value-type="float" office:value="5.35755200461809" calcext:value-type="float">
            <text:p>5,35755200461809</text:p>
          </table:table-cell>
          <table:table-cell table:formula="of:=LOG([.C81])/ LOG(2)" office:value-type="float" office:value="3.8073549220576" calcext:value-type="float">
            <text:p>3,8073549220576</text:p>
          </table:table-cell>
          <table:table-cell table:formula="of:=LOG([.D81])/ LOG(2)" office:value-type="float" office:value="5" calcext:value-type="float">
            <text:p>5</text:p>
          </table:table-cell>
          <table:table-cell table:formula="of:=LOG([.E81])/ LOG(2)" office:value-type="float" office:value="5.20945336562895" calcext:value-type="float">
            <text:p>5,20945336562895</text:p>
          </table:table-cell>
          <table:table-cell table:formula="of:=[.J80]+1" office:value-type="float" office:value="14" calcext:value-type="float">
            <text:p>14</text:p>
          </table:table-cell>
        </table:table-row>
        <table:table-row table:style-name="ro1">
          <table:table-cell table:formula="of:=[.A81]*2" office:value-type="float" office:value="32768" calcext:value-type="float">
            <text:p>3276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formula="of:=LOG([.B82])/ LOG(2)" office:value-type="float" office:value="6.37503943134693" calcext:value-type="float">
            <text:p>6,37503943134693</text:p>
          </table:table-cell>
          <table:table-cell table:formula="of:=LOG([.C82])/ LOG(2)" office:value-type="float" office:value="2.8073549220576" calcext:value-type="float">
            <text:p>2,8073549220576</text:p>
          </table:table-cell>
          <table:table-cell table:formula="of:=LOG([.D82])/ LOG(2)" office:value-type="float" office:value="6.06608919045777" calcext:value-type="float">
            <text:p>6,06608919045777</text:p>
          </table:table-cell>
          <table:table-cell table:formula="of:=LOG([.E82])/ LOG(2)" office:value-type="float" office:value="6.24792751344359" calcext:value-type="float">
            <text:p>6,24792751344359</text:p>
          </table:table-cell>
          <table:table-cell table:formula="of:=[.J81]+1" office:value-type="float" office:value="15" calcext:value-type="float">
            <text:p>15</text:p>
          </table:table-cell>
        </table:table-row>
        <table:table-row table:style-name="ro1">
          <table:table-cell table:formula="of:=[.A82]*2" office:value-type="float" office:value="65536" calcext:value-type="float">
            <text:p>65536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table:formula="of:=LOG([.B83])/ LOG(2)" office:value-type="float" office:value="7.39231742277876" calcext:value-type="float">
            <text:p>7,39231742277876</text:p>
          </table:table-cell>
          <table:table-cell table:formula="of:=LOG([.C83])/ LOG(2)" office:value-type="float" office:value="3.8073549220576" calcext:value-type="float">
            <text:p>3,8073549220576</text:p>
          </table:table-cell>
          <table:table-cell table:formula="of:=LOG([.D83])/ LOG(2)" office:value-type="float" office:value="7.13955135239879" calcext:value-type="float">
            <text:p>7,13955135239879</text:p>
          </table:table-cell>
          <table:table-cell table:formula="of:=LOG([.E83])/ LOG(2)" office:value-type="float" office:value="7.31288295528436" calcext:value-type="float">
            <text:p>7,31288295528436</text:p>
          </table:table-cell>
          <table:table-cell table:formula="of:=[.J82]+1" office:value-type="float" office:value="16" calcext:value-type="float">
            <text:p>16</text:p>
          </table:table-cell>
        </table:table-row>
        <table:table-row table:style-name="ro1">
          <table:table-cell table:formula="of:=[.A83]*2" office:value-type="float" office:value="131072" calcext:value-type="float">
            <text:p>131072</text:p>
          </table:table-cell>
          <table:table-cell office:value-type="float" office:value="336" calcext:value-type="float">
            <text:p>336</text:p>
          </table:table-cell>
          <table:table-cell office:value-type="float" office:value="88" calcext:value-type="float">
            <text:p>88</text:p>
          </table:table-cell>
          <table:table-cell office:value-type="float" office:value="290" calcext:value-type="float">
            <text:p>290</text:p>
          </table:table-cell>
          <table:table-cell office:value-type="float" office:value="325" calcext:value-type="float">
            <text:p>325</text:p>
          </table:table-cell>
          <table:table-cell table:formula="of:=LOG([.B84])/ LOG(2)" office:value-type="float" office:value="8.39231742277876" calcext:value-type="float">
            <text:p>8,39231742277876</text:p>
          </table:table-cell>
          <table:table-cell table:formula="of:=LOG([.C84])/ LOG(2)" office:value-type="float" office:value="6.4594316186373" calcext:value-type="float">
            <text:p>6,4594316186373</text:p>
          </table:table-cell>
          <table:table-cell table:formula="of:=LOG([.D84])/ LOG(2)" office:value-type="float" office:value="8.17990909001493" calcext:value-type="float">
            <text:p>8,17990909001493</text:p>
          </table:table-cell>
          <table:table-cell table:formula="of:=LOG([.E84])/ LOG(2)" office:value-type="float" office:value="8.34429590791582" calcext:value-type="float">
            <text:p>8,34429590791582</text:p>
          </table:table-cell>
          <table:table-cell table:formula="of:=[.J83]+1" office:value-type="float" office:value="17" calcext:value-type="float">
            <text:p>17</text:p>
          </table:table-cell>
        </table:table-row>
        <table:table-row table:style-name="ro1">
          <table:table-cell table:formula="of:=[.A84]*2" office:value-type="float" office:value="262144" calcext:value-type="float">
            <text:p>262144</text:p>
          </table:table-cell>
          <table:table-cell office:value-type="float" office:value="673" calcext:value-type="float">
            <text:p>673</text:p>
          </table:table-cell>
          <table:table-cell office:value-type="float" office:value="235" calcext:value-type="float">
            <text:p>235</text:p>
          </table:table-cell>
          <table:table-cell office:value-type="float" office:value="586" calcext:value-type="float">
            <text:p>586</text:p>
          </table:table-cell>
          <table:table-cell office:value-type="float" office:value="659" calcext:value-type="float">
            <text:p>659</text:p>
          </table:table-cell>
          <table:table-cell table:formula="of:=LOG([.B85])/ LOG(2)" office:value-type="float" office:value="9.39446269461032" calcext:value-type="float">
            <text:p>9,39446269461032</text:p>
          </table:table-cell>
          <table:table-cell table:formula="of:=LOG([.C85])/ LOG(2)" office:value-type="float" office:value="7.876516946565" calcext:value-type="float">
            <text:p>7,876516946565</text:p>
          </table:table-cell>
          <table:table-cell table:formula="of:=LOG([.D85])/ LOG(2)" office:value-type="float" office:value="9.19475685442225" calcext:value-type="float">
            <text:p>9,19475685442225</text:p>
          </table:table-cell>
          <table:table-cell table:formula="of:=LOG([.E85])/ LOG(2)" office:value-type="float" office:value="9.36413465500805" calcext:value-type="float">
            <text:p>9,36413465500805</text:p>
          </table:table-cell>
          <table:table-cell table:formula="of:=[.J84]+1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9:35:08.819167552</meta:creation-date>
    <meta:generator>LibreOffice/7.3.7.2$Linux_X86_64 LibreOffice_project/30$Build-2</meta:generator>
    <dc:date>2023-03-01T13:19:34.735860647</dc:date>
    <meta:editing-duration>PT1H10M21S</meta:editing-duration>
    <meta:editing-cycles>11</meta:editing-cycles>
    <meta:document-statistic meta:table-count="1" meta:cell-count="33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 style:data-style-name="N2">
      <style:graphic-properties draw:fill="solid" draw:fill-color="#ff972f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2a6099"/>
    </style:style>
    <style:style style:name="ch14" style:family="chart" style:data-style-name="N2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531cm" svg:height="11.635cm" xlink:href=".." xlink:type="simple" chart:class="chart:scatter" chart:column-mapping="2 0 1" chart:style-name="ch1">
        <chart:title svg:x="8.507cm" svg:y="0.368cm" chart:style-name="ch2">
          <text:p>t(logN)</text:p>
        </chart:title>
        <chart:plot-area chart:style-name="ch3" table:cell-range-address="Лист1.D3:Лист1.F14" svg:x="1.381cm" svg:y="1.379cm" svg:width="16.78cm" svg:height="9.043cm">
          <chart:coordinate-region svg:x="2.002cm" svg:y="1.578cm" svg:width="15.972cm" svg:height="8.197cm"/>
          <chart:axis chart:dimension="x" chart:name="primary-x" chart:style-name="ch4">
            <chart:title svg:x="9.264cm" svg:y="10.654cm" chart:style-name="ch5">
              <text:p>log(N)</text:p>
            </chart:title>
          </chart:axis>
          <chart:axis chart:dimension="y" chart:name="primary-y" chart:style-name="ch6">
            <chart:title svg:x="0.451cm" svg:y="6.288cm" chart:style-name="ch7">
              <text:p>t, ms</text:p>
            </chart:title>
            <chart:grid chart:style-name="ch8" chart:class="major"/>
          </chart:axis>
          <chart:series chart:style-name="ch9" chart:values-cell-range-address="Лист1.D3:Лист1.D14" chart:class="chart:scatter">
            <chart:domain table:cell-range-address="Лист1.F3:Лист1.F14"/>
            <chart:regression-curve chart:style-name="ch10">
              <chart:equation chart:display-equation="true" chart:display-r-square="true" svg:x="2.396cm" svg:y="0.297cm" chart:style-name="ch11"/>
            </chart:regression-curve>
            <chart:data-point chart:repeated="12"/>
          </chart:series>
          <chart:series chart:style-name="ch12" chart:values-cell-range-address="Лист1.E3:Лист1.E14" chart:class="chart:scatter">
            <chart:regression-curve chart:style-name="ch13">
              <chart:equation chart:display-equation="true" chart:display-r-square="true" svg:x="13.674cm" svg:y="0.334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Лист1.F3:Лист1.F14</svg:desc>
                </draw:g>
              </table:table-cell>
              <table:table-cell office:value-type="float" office:value="8">
                <text:p>8</text:p>
                <draw:g>
                  <svg:desc>Лист1.D3:Лист1.D14</svg:desc>
                </draw:g>
              </table:table-cell>
              <table:table-cell office:value-type="float" office:value="10">
                <text:p>10</text:p>
                <draw:g>
                  <svg:desc>Лист1.E3:Лист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2">
      <style:graphic-properties draw:fill="solid" draw:fill-color="#ff5429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307cm" svg:y="0.316cm" chart:style-name="ch2">
          <text:p>Linear</text:p>
        </chart:title>
        <chart:subtitle svg:x="6.738cm" svg:y="1.275cm" chart:style-name="ch3">
          <text:p>logBAD(logN)</text:p>
        </chart:subtitle>
        <chart:plot-area chart:style-name="ch4" table:cell-range-address="Лист1.F3:Лист1.G14 Лист1.G2:Лист1.G2" chart:data-source-has-labels="row" svg:x="1.33cm" svg:y="2.138cm" svg:width="14.349cm" svg:height="5.707cm">
          <chart:coordinate-region svg:x="1.951cm" svg:y="2.337cm" svg:width="13.541cm" svg:height="4.861cm"/>
          <chart:axis chart:dimension="x" chart:name="primary-x" chart:style-name="ch5">
            <chart:title svg:x="7.838cm" svg:y="8.025cm" chart:style-name="ch6">
              <text:p>log(bad)</text:p>
            </chart:title>
          </chart:axis>
          <chart:axis chart:dimension="y" chart:name="primary-y" chart:style-name="ch7">
            <chart:title svg:x="0.451cm" svg:y="5.498cm" chart:style-name="ch8">
              <text:p>log(N)</text:p>
            </chart:title>
            <chart:grid chart:style-name="ch9" chart:class="major"/>
          </chart:axis>
          <chart:series chart:style-name="ch10" chart:values-cell-range-address="Лист1.G3:Лист1.G14" chart:label-cell-address="Лист1.G2:Лист1.G2" chart:class="chart:scatter">
            <chart:domain table:cell-range-address="Лист1.F3:Лист1.F14"/>
            <chart:regression-curve chart:style-name="ch11">
              <chart:equation chart:display-equation="true" chart:display-r-square="true" svg:x="11.391cm" svg:y="0.958cm" chart:style-name="ch12"/>
            </chart:regression-curve>
            <chart:data-point chart:repeated="12"/>
          </chart:series>
          <chart:series chart:style-name="ch13" chart:values-cell-range-address="Лист1.F3:Лист1.F14" chart:class="chart:scatter">
            <chart:domain table:cell-range-address="Лист1.H3:Лист1.H14"/>
            <chart:regression-curve chart:style-name="ch14">
              <chart:equation chart:display-equation="true" chart:display-r-square="true" svg:x="0.741cm" svg:y="0.956cm" chart:style-name="ch15"/>
            </chart:regression-curve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log(lin_bad)</text:p>
                <draw:g>
                  <svg:desc>Лист1.G2:Лист1.G2</svg:desc>
                </draw:g>
              </table:table-cell>
              <table:table-cell office:value-type="string">
                <text:p>Столбец H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Лист1.F3:Лист1.F14</svg:desc>
                </draw:g>
              </table:table-cell>
              <table:table-cell office:value-type="float" office:value="0">
                <text:p>0</text:p>
                <draw:g>
                  <svg:desc>Лист1.G3:Лист1.G14</svg:desc>
                </draw:g>
              </table:table-cell>
              <table:table-cell office:value-type="float" office:value="0">
                <text:p>0</text:p>
                <draw:g>
                  <svg:desc>Лист1.H3:Лист1.H14</svg:desc>
                </draw:g>
              </table:table-cell>
              <table:table-cell office:value-type="float" office:value="9">
                <text:p>9</text:p>
                <draw:g>
                  <svg:desc>Лист1.F3:Лист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.32192809488736">
                <text:p>2.3219280948873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.32192809488736">
                <text:p>3.32192809488736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.35755200461809">
                <text:p>5.35755200461809</text:p>
              </table:table-cell>
              <table:table-cell office:value-type="float" office:value="4.08746284125034">
                <text:p>4.087462841250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6.37503943134693">
                <text:p>6.37503943134693</text:p>
              </table:table-cell>
              <table:table-cell office:value-type="float" office:value="5.90689059560852">
                <text:p>5.906890595608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7.39231742277876">
                <text:p>7.39231742277876</text:p>
              </table:table-cell>
              <table:table-cell office:value-type="float" office:value="4.16992500144231">
                <text:p>4.16992500144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.39231742277876">
                <text:p>8.39231742277876</text:p>
              </table:table-cell>
              <table:table-cell office:value-type="float" office:value="7.5077946401987">
                <text:p>7.50779464019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9.39660478118186">
                <text:p>9.39660478118186</text:p>
              </table:table-cell>
              <table:table-cell office:value-type="float" office:value="6.64385618977473">
                <text:p>6.643856189774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0.3912435894274">
                <text:p>10.3912435894274</text:p>
              </table:table-cell>
              <table:table-cell office:value-type="float" office:value="10.1006623390052">
                <text:p>10.1006623390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1.3998119593257">
                <text:p>11.3998119593257</text:p>
              </table:table-cell>
              <table:table-cell office:value-type="float" office:value="11.0341111460966">
                <text:p>11.0341111460966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28cm" svg:height="11.609cm" xlink:href=".." xlink:type="simple" chart:class="chart:scatter" chart:style-name="ch1">
        <chart:title svg:x="8.989cm" svg:y="0.368cm" chart:style-name="ch2">
          <text:p>Find_Sum</text:p>
        </chart:title>
        <chart:plot-area chart:style-name="ch3" table:cell-range-address="Лист1.D46:Лист1.F53 Лист1.E45:Лист1.E45" chart:data-source-has-labels="row" svg:x="1.413cm" svg:y="1.379cm" svg:width="18.313cm" svg:height="9.017cm">
          <chart:coordinate-region svg:x="2.034cm" svg:y="1.579cm" svg:width="17.505cm" svg:height="8.17cm"/>
          <chart:axis chart:dimension="x" chart:name="primary-x" chart:style-name="ch4">
            <chart:title svg:x="10.062cm" svg:y="10.628cm" chart:style-name="ch5">
              <text:p>log(N)</text:p>
            </chart:title>
          </chart:axis>
          <chart:axis chart:dimension="y" chart:name="primary-y" chart:style-name="ch6">
            <chart:title svg:x="0.451cm" svg:y="6.553cm" chart:style-name="ch7">
              <text:p>log(bad)</text:p>
            </chart:title>
            <chart:grid chart:style-name="ch8" chart:class="major"/>
          </chart:axis>
          <chart:series chart:style-name="ch9" chart:values-cell-range-address="Лист1.E46:Лист1.E53" chart:label-cell-address="Лист1.E45:Лист1.E45" chart:class="chart:scatter">
            <chart:domain table:cell-range-address="Лист1.D46:Лист1.D53"/>
            <chart:regression-curve chart:style-name="ch10"/>
            <chart:regression-curve chart:style-name="ch10">
              <chart:equation chart:display-equation="true" chart:display-r-square="true" svg:x="3.497cm" svg:y="0.326cm" chart:style-name="ch11"/>
            </chart:regression-curve>
            <chart:data-point chart:repeated="8"/>
          </chart:series>
          <chart:series chart:style-name="ch12" chart:values-cell-range-address="Лист1.F46:Лист1.F53" chart:class="chart:scatter">
            <chart:regression-curve chart:style-name="ch13">
              <chart:equation chart:display-equation="true" chart:display-r-square="true" svg:x="13.165cm" svg:y="0.323cm" chart:style-name="ch11"/>
            </chart:regression-curve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log(bad)</text:p>
                <draw:g>
                  <svg:desc>Лист1.E45:Лист1.E45</svg:desc>
                </draw:g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Лист1.D46:Лист1.D53</svg:desc>
                </draw:g>
              </table:table-cell>
              <table:table-cell office:value-type="float" office:value="0">
                <text:p>0</text:p>
                <draw:g>
                  <svg:desc>Лист1.E46:Лист1.E53</svg:desc>
                </draw:g>
              </table:table-cell>
              <table:table-cell office:value-type="float" office:value="0">
                <text:p>0</text:p>
                <draw:g>
                  <svg:desc>Лист1.F46:Лист1.F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.58496250072116">
                <text:p>3.5849625007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5.08746284125034">
                <text:p>5.08746284125034</text:p>
              </table:table-cell>
              <table:table-cell office:value-type="float" office:value="4.24792751344359">
                <text:p>4.24792751344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6.12928301694497">
                <text:p>6.12928301694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.14465824283188">
                <text:p>8.14465824283188</text:p>
              </table:table-cell>
              <table:table-cell office:value-type="float" office:value="7.95419631038688">
                <text:p>7.95419631038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0.1344263202209">
                <text:p>10.1344263202209</text:p>
              </table:table-cell>
              <table:table-cell office:value-type="float" office:value="9.62570884306447">
                <text:p>9.62570884306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2.1334633465234">
                <text:p>12.1334633465234</text:p>
              </table:table-cell>
              <table:table-cell office:value-type="float" office:value="12.0094787458881">
                <text:p>12.00947874588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148cm" svg:y="0.316cm" chart:style-name="ch2">
          <text:p>lin_sum</text:p>
        </chart:title>
        <chart:plot-area chart:style-name="ch3" table:cell-range-address="Лист1.C60:Лист1.D71 Лист1.D59:Лист1.D59" chart:data-source-has-labels="row" svg:x="1.33cm" svg:y="1.275cm" svg:width="14.349cm" svg:height="6.569cm">
          <chart:coordinate-region svg:x="1.951cm" svg:y="1.475cm" svg:width="13.541cm" svg:height="5.722cm"/>
          <chart:axis chart:dimension="x" chart:name="primary-x" chart:style-name="ch4">
            <chart:title svg:x="7.997cm" svg:y="8.024cm" chart:style-name="ch5">
              <text:p>log(N)</text:p>
            </chart:title>
          </chart:axis>
          <chart:axis chart:dimension="y" chart:name="primary-y" chart:style-name="ch6">
            <chart:title svg:x="0.451cm" svg:y="5.212cm" chart:style-name="ch7">
              <text:p>log(mid)</text:p>
            </chart:title>
            <chart:grid chart:style-name="ch8" chart:class="major"/>
          </chart:axis>
          <chart:series chart:style-name="ch9" chart:values-cell-range-address="Лист1.D60:Лист1.D71" chart:label-cell-address="Лист1.D59:Лист1.D59" chart:class="chart:scatter">
            <chart:domain table:cell-range-address="Лист1.C60:Лист1.C71"/>
            <chart:regression-curve chart:style-name="ch10">
              <chart:equation chart:display-equation="true" chart:display-r-square="true" chart:style-name="ch11"/>
            </chart:regression-curve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log(mid)</text:p>
                <draw:g>
                  <svg:desc>Лист1.D59:Лист1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Лист1.C60:Лист1.C71</svg:desc>
                </draw:g>
              </table:table-cell>
              <table:table-cell office:value-type="float" office:value="0">
                <text:p>0</text:p>
                <draw:g>
                  <svg:desc>Лист1.D60:Лист1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58496250072116">
                <text:p>1.58496250072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.4594316186373">
                <text:p>3.4594316186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.70043971814109">
                <text:p>4.70043971814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.64385618977472">
                <text:p>5.64385618977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6.14974711950468">
                <text:p>6.14974711950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7.76818432477693">
                <text:p>7.76818432477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.74146698640115">
                <text:p>7.74146698640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.70043971814109">
                <text:p>5.70043971814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0.3465137331656">
                <text:p>10.3465137331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1.8297227350861">
                <text:p>11.82972273508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698cm" svg:height="13.15cm" xlink:href=".." xlink:type="simple" chart:class="chart:scatter" chart:column-mapping="4 0 3 2 1" chart:style-name="ch1">
        <chart:title svg:x="9.734cm" svg:y="0.399cm" chart:style-name="ch2">
          <text:p>logT(logN)</text:p>
        </chart:title>
        <chart:legend chart:legend-position="end" svg:x="16.782cm" svg:y="4.533cm" style:legend-expansion="high" chart:style-name="ch3"/>
        <chart:plot-area chart:style-name="ch4" table:cell-range-address="Лист1.F75:Лист1.J85" svg:x="1.444cm" svg:y="1.441cm" svg:width="14.905cm" svg:height="10.465cm">
          <chart:coordinate-region svg:x="2.065cm" svg:y="1.64cm" svg:width="14.097cm" svg:height="9.619cm"/>
          <chart:axis chart:dimension="x" chart:name="primary-x" chart:style-name="ch5">
            <chart:title svg:x="8.389cm" svg:y="12.169cm" chart:style-name="ch6">
              <text:p>log(N)</text:p>
            </chart:title>
          </chart:axis>
          <chart:axis chart:dimension="y" chart:name="primary-y" chart:style-name="ch7">
            <chart:title svg:x="0.451cm" svg:y="7.101cm" chart:style-name="ch8">
              <text:p>log(t)</text:p>
            </chart:title>
            <chart:grid chart:style-name="ch9" chart:class="major"/>
          </chart:axis>
          <chart:series chart:style-name="ch10" chart:values-cell-range-address="Лист1.F75:Лист1.F85" chart:class="chart:scatter">
            <chart:domain table:cell-range-address="Лист1.J75:Лист1.J85"/>
            <chart:regression-curve chart:style-name="ch11"/>
            <chart:data-point chart:repeated="5"/>
            <chart:data-point chart:style-name="ch12"/>
            <chart:data-point chart:repeated="5"/>
          </chart:series>
          <chart:series chart:style-name="ch13" chart:values-cell-range-address="Лист1.I75:Лист1.I85" chart:class="chart:scatter">
            <chart:regression-curve chart:style-name="ch14"/>
            <chart:data-point chart:repeated="11"/>
          </chart:series>
          <chart:series chart:style-name="ch15" chart:values-cell-range-address="Лист1.H75:Лист1.H85" chart:class="chart:scatter">
            <chart:regression-curve chart:style-name="ch16"/>
            <chart:data-point chart:repeated="11"/>
          </chart:series>
          <chart:series chart:style-name="ch17" chart:values-cell-range-address="Лист1.G75:Лист1.G85" chart:class="chart:scatter">
            <chart:regression-curve chart:style-name="ch18"/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1.J75:Лист1.J85</svg:desc>
                </draw:g>
              </table:table-cell>
              <table:table-cell office:value-type="float" office:value="NaN">
                <text:p>NaN</text:p>
                <draw:g>
                  <svg:desc>Лист1.F75:Лист1.F85</svg:desc>
                </draw:g>
              </table:table-cell>
              <table:table-cell office:value-type="float" office:value="NaN">
                <text:p>NaN</text:p>
                <draw:g>
                  <svg:desc>Лист1.I75:Лист1.I85</svg:desc>
                </draw:g>
              </table:table-cell>
              <table:table-cell office:value-type="float" office:value="NaN">
                <text:p>NaN</text:p>
                <draw:g>
                  <svg:desc>Лист1.H75:Лист1.H85</svg:desc>
                </draw:g>
              </table:table-cell>
              <table:table-cell office:value-type="float" office:value="NaN">
                <text:p>NaN</text:p>
                <draw:g>
                  <svg:desc>Лист1.G75:Лист1.G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.32192809488736">
                <text:p>2.32192809488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.32192809488736">
                <text:p>3.32192809488736</text:p>
              </table:table-cell>
              <table:table-cell office:value-type="float" office:value="2.32192809488736">
                <text:p>2.321928094887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3.90689059560852">
                <text:p>3.90689059560852</text:p>
              </table:table-cell>
              <table:table-cell office:value-type="float" office:value="3.70043971814109">
                <text:p>3.70043971814109</text:p>
              </table:table-cell>
              <table:table-cell office:value-type="float" office:value="1.58496250072116">
                <text:p>1.58496250072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.35755200461809">
                <text:p>5.35755200461809</text:p>
              </table:table-cell>
              <table:table-cell office:value-type="float" office:value="5.20945336562895">
                <text:p>5.20945336562895</text:p>
              </table:table-cell>
              <table:table-cell office:value-type="float" office:value="5">
                <text:p>5</text:p>
              </table:table-cell>
              <table:table-cell office:value-type="float" office:value="3.8073549220576">
                <text:p>3.807354922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.37503943134693">
                <text:p>6.37503943134693</text:p>
              </table:table-cell>
              <table:table-cell office:value-type="float" office:value="6.24792751344359">
                <text:p>6.24792751344359</text:p>
              </table:table-cell>
              <table:table-cell office:value-type="float" office:value="6.06608919045777">
                <text:p>6.06608919045777</text:p>
              </table:table-cell>
              <table:table-cell office:value-type="float" office:value="2.8073549220576">
                <text:p>2.8073549220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7.39231742277876">
                <text:p>7.39231742277876</text:p>
              </table:table-cell>
              <table:table-cell office:value-type="float" office:value="7.31288295528436">
                <text:p>7.31288295528436</text:p>
              </table:table-cell>
              <table:table-cell office:value-type="float" office:value="7.13955135239879">
                <text:p>7.13955135239879</text:p>
              </table:table-cell>
              <table:table-cell office:value-type="float" office:value="3.8073549220576">
                <text:p>3.8073549220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8.39231742277876">
                <text:p>8.39231742277876</text:p>
              </table:table-cell>
              <table:table-cell office:value-type="float" office:value="8.34429590791582">
                <text:p>8.34429590791582</text:p>
              </table:table-cell>
              <table:table-cell office:value-type="float" office:value="8.17990909001493">
                <text:p>8.17990909001493</text:p>
              </table:table-cell>
              <table:table-cell office:value-type="float" office:value="6.4594316186373">
                <text:p>6.4594316186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9.39446269461032">
                <text:p>9.39446269461032</text:p>
              </table:table-cell>
              <table:table-cell office:value-type="float" office:value="9.36413465500805">
                <text:p>9.36413465500805</text:p>
              </table:table-cell>
              <table:table-cell office:value-type="float" office:value="9.19475685442225">
                <text:p>9.19475685442225</text:p>
              </table:table-cell>
              <table:table-cell office:value-type="float" office:value="7.876516946565">
                <text:p>7.8765169465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